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3.166cm" svg:height="12.623cm" svg:x="-0.061cm" svg:y="-0.29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23.166cm" svg:height="12.623cm" svg:x="-0.061cm" svg:y="-0.29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23.166cm" svg:height="12.623cm" svg:x="-0.061cm" svg:y="-0.297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3T19:54:41.479374621</meta:creation-date>
    <dc:date>2015-02-03T20:09:48.219521807</dc:date>
    <meta:editing-duration>P0D</meta:editing-duration>
    <meta:editing-cycles>1</meta:editing-cycles>
    <meta:document-statistic meta:object-count="3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.88" chart:maximum="1.04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0">
      <style:chart-properties chart:display-label="true" chart:logarithmic="false" chart:minimum="0.7" chart:maximum="1.4" chart:origin="0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5cm" svg:stroke-color="#666666" draw:fill-color="#66666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-dash="Fine_20_Dashed" svg:stroke-width="0.05cm" svg:stroke-color="#666666" draw:fill-color="#66666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1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1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color="#b3b3b3" draw:fill-color="#b3b3b3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7cm" svg:height="12.624cm" xlink:href="." xlink:type="simple" chart:class="chart:scatter" chart:style-name="ch1">
        <chart:plot-area chart:style-name="ch2" chart:data-source-has-labels="both" svg:x="2.158cm" svg:y="0.252cm" svg:width="20.546cm" svg:height="10.455cm">
          <chartooo:coordinate-region svg:x="3.123cm" svg:y="0.558cm" svg:width="19.077cm" svg:height="9.291cm"/>
          <chart:axis chart:dimension="x" chart:name="primary-x" chart:style-name="ch3" chartooo:axis-type="auto">
            <chart:title svg:x="11.523cm" svg:y="10.959cm" chart:style-name="ch4">
              <text:p>Time</text:p>
            </chart:title>
            <chart:categories table:cell-range-address="local-table.$A$2:.$A$101"/>
          </chart:axis>
          <chart:axis chart:dimension="y" chart:name="primary-y" chart:style-name="ch5">
            <chart:title svg:x="0.451cm" svg:y="8.199cm" chart:style-name="ch6">
              <text:p>Wasted Memory</text:p>
            </chart:title>
          </chart:axis>
          <chart:series chart:style-name="ch7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omain table:cell-range-address="local-table.$D$2:.$D$101"/>
            <chart:data-point chart:repeated="100"/>
          </chart:series>
          <chart:series chart:style-name="ch9" chart:values-cell-range-address="local-table.$G$2:.$G$101" chart:label-cell-address="local-table.$G$1" chart:class="chart:scatter">
            <chart:domain table:cell-range-address="local-table.$F$2:.$F$101"/>
            <chart:data-point chart:repeated="100"/>
          </chart:series>
          <chart:series chart:style-name="ch10" chart:values-cell-range-address="local-table.$I$2:.$I$101" chart:label-cell-address="local-table.$I$1" chart:class="chart:scatter">
            <chart:domain table:cell-range-address="local-table.$H$2:.$H$101"/>
            <chart:data-point chart:repeated="100"/>
          </chart:series>
          <chart:series chart:style-name="ch11" chart:values-cell-range-address="local-table.$K$2:.$K$101" chart:label-cell-address="local-table.$K$1" chart:class="chart:scatter">
            <chart:domain table:cell-range-address="local-table.$J$2:.$J$101"/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st ShaRand</text:p>
              </table:table-cell>
              <table:table-cell office:value-type="string">
                <text:p/>
              </table:table-cell>
              <table:table-cell office:value-type="string">
                <text:p>Best ShaNSGA</text:p>
              </table:table-cell>
              <table:table-cell office:value-type="string">
                <text:p/>
              </table:table-cell>
              <table:table-cell office:value-type="string">
                <text:p>Best AllRand</text:p>
              </table:table-cell>
              <table:table-cell office:value-type="string">
                <text:p/>
              </table:table-cell>
              <table:table-cell office:value-type="string">
                <text:p>Best AllNSGA</text:p>
              </table:table-cell>
              <table:table-cell office:value-type="string"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0648">
                <text:p>0.920648</text:p>
              </table:table-cell>
              <table:table-cell office:value-type="float" office:value="10">
                <text:p>10</text:p>
              </table:table-cell>
              <table:table-cell office:value-type="float" office:value="0.899617">
                <text:p>0.899617</text:p>
              </table:table-cell>
              <table:table-cell office:value-type="float" office:value="10">
                <text:p>10</text:p>
              </table:table-cell>
              <table:table-cell office:value-type="float" office:value="0.560561">
                <text:p>0.56056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0648">
                <text:p>0.920648</text:p>
              </table:table-cell>
              <table:table-cell office:value-type="float" office:value="3.925718">
                <text:p>3.925718</text:p>
              </table:table-cell>
              <table:table-cell office:value-type="float" office:value="0.899617">
                <text:p>0.899617</text:p>
              </table:table-cell>
              <table:table-cell office:value-type="float" office:value="4.169521">
                <text:p>4.169521</text:p>
              </table:table-cell>
              <table:table-cell office:value-type="float" office:value="0.560561">
                <text:p>0.560561</text:p>
              </table:table-cell>
              <table:table-cell office:value-type="float" office:value="11.575246">
                <text:p>11.575246</text:p>
              </table:table-cell>
              <table:table-cell office:value-type="float" office:value="0">
                <text:p>0</text:p>
              </table:table-cell>
              <table:table-cell office:value-type="float" office:value="206019047599.446">
                <text:p>206019047599.4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2396">
                <text:p>0.922396</text:p>
              </table:table-cell>
              <table:table-cell office:value-type="float" office:value="3.925718">
                <text:p>3.925718</text:p>
              </table:table-cell>
              <table:table-cell office:value-type="float" office:value="0.910569">
                <text:p>0.910569</text:p>
              </table:table-cell>
              <table:table-cell office:value-type="float" office:value="4.169521">
                <text:p>4.169521</text:p>
              </table:table-cell>
              <table:table-cell office:value-type="float" office:value="0.938162">
                <text:p>0.938162</text:p>
              </table:table-cell>
              <table:table-cell office:value-type="float" office:value="11.575246">
                <text:p>11.575246</text:p>
              </table:table-cell>
              <table:table-cell office:value-type="float" office:value="0.884">
                <text:p>0.884</text:p>
              </table:table-cell>
              <table:table-cell office:value-type="float" office:value="206019047599.446">
                <text:p>206019047599.4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2396">
                <text:p>0.922396</text:p>
              </table:table-cell>
              <table:table-cell office:value-type="float" office:value="2.188565">
                <text:p>2.188565</text:p>
              </table:table-cell>
              <table:table-cell office:value-type="float" office:value="0.910569">
                <text:p>0.910569</text:p>
              </table:table-cell>
              <table:table-cell office:value-type="float" office:value="0.870476">
                <text:p>0.870476</text:p>
              </table:table-cell>
              <table:table-cell office:value-type="float" office:value="0.938162">
                <text:p>0.938162</text:p>
              </table:table-cell>
              <table:table-cell office:value-type="float" office:value="11.361913">
                <text:p>11.361913</text:p>
              </table:table-cell>
              <table:table-cell office:value-type="float" office:value="0.884">
                <text:p>0.884</text:p>
              </table:table-cell>
              <table:table-cell office:value-type="float" office:value="4.169521">
                <text:p>4.169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709">
                <text:p>0.92709</text:p>
              </table:table-cell>
              <table:table-cell office:value-type="float" office:value="2.188565">
                <text:p>2.188565</text:p>
              </table:table-cell>
              <table:table-cell office:value-type="float" office:value="2">
                <text:p>2</text:p>
              </table:table-cell>
              <table:table-cell office:value-type="float" office:value="0.870476">
                <text:p>0.870476</text:p>
              </table:table-cell>
              <table:table-cell office:value-type="float" office:value="0.949248">
                <text:p>0.949248</text:p>
              </table:table-cell>
              <table:table-cell office:value-type="float" office:value="11.361913">
                <text:p>11.361913</text:p>
              </table:table-cell>
              <table:table-cell office:value-type="float" office:value="0.885378">
                <text:p>0.885378</text:p>
              </table:table-cell>
              <table:table-cell office:value-type="float" office:value="4.169521">
                <text:p>4.169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709">
                <text:p>0.92709</text:p>
              </table:table-cell>
              <table:table-cell office:value-type="float" office:value="1.20571">
                <text:p>1.2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9248">
                <text:p>0.949248</text:p>
              </table:table-cell>
              <table:table-cell office:value-type="float" office:value="4.169521">
                <text:p>4.169521</text:p>
              </table:table-cell>
              <table:table-cell office:value-type="float" office:value="0.885378">
                <text:p>0.885378</text:p>
              </table:table-cell>
              <table:table-cell office:value-type="float" office:value="4.047619">
                <text:p>4.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9549">
                <text:p>0.929549</text:p>
              </table:table-cell>
              <table:table-cell office:value-type="float" office:value="1.20571">
                <text:p>1.2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204">
                <text:p>0.95204</text:p>
              </table:table-cell>
              <table:table-cell office:value-type="float" office:value="4.169521">
                <text:p>4.169521</text:p>
              </table:table-cell>
              <table:table-cell office:value-type="float" office:value="0.890562">
                <text:p>0.890562</text:p>
              </table:table-cell>
              <table:table-cell office:value-type="float" office:value="4.047619">
                <text:p>4.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9549">
                <text:p>0.9295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204">
                <text:p>0.95204</text:p>
              </table:table-cell>
              <table:table-cell office:value-type="float" office:value="4.10858">
                <text:p>4.10858</text:p>
              </table:table-cell>
              <table:table-cell office:value-type="float" office:value="0.890562">
                <text:p>0.890562</text:p>
              </table:table-cell>
              <table:table-cell office:value-type="float" office:value="1.525719">
                <text:p>1.52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5122">
                <text:p>0.9351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2101">
                <text:p>0.952101</text:p>
              </table:table-cell>
              <table:table-cell office:value-type="float" office:value="4.10858">
                <text:p>4.10858</text:p>
              </table:table-cell>
              <table:table-cell office:value-type="float" office:value="0.896778">
                <text:p>0.896778</text:p>
              </table:table-cell>
              <table:table-cell office:value-type="float" office:value="1.525719">
                <text:p>1.52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5122">
                <text:p>0.935122</text:p>
              </table:table-cell>
              <table:table-cell office:value-type="float" office:value="0.984755">
                <text:p>0.98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2101">
                <text:p>0.952101</text:p>
              </table:table-cell>
              <table:table-cell office:value-type="float" office:value="2.249526">
                <text:p>2.249526</text:p>
              </table:table-cell>
              <table:table-cell office:value-type="float" office:value="0.896778">
                <text:p>0.896778</text:p>
              </table:table-cell>
              <table:table-cell office:value-type="float" office:value="1.091431">
                <text:p>1.09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6893">
                <text:p>0.936893</text:p>
              </table:table-cell>
              <table:table-cell office:value-type="float" office:value="0.984755">
                <text:p>0.98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4008">
                <text:p>0.954008</text:p>
              </table:table-cell>
              <table:table-cell office:value-type="float" office:value="2.249526">
                <text:p>2.249526</text:p>
              </table:table-cell>
              <table:table-cell office:value-type="float" office:value="0.897225">
                <text:p>0.897225</text:p>
              </table:table-cell>
              <table:table-cell office:value-type="float" office:value="1.091431">
                <text:p>1.09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6893">
                <text:p>0.936893</text:p>
              </table:table-cell>
              <table:table-cell office:value-type="float" office:value="0.961907">
                <text:p>0.96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4008">
                <text:p>0.954008</text:p>
              </table:table-cell>
              <table:table-cell office:value-type="float" office:value="1.944762">
                <text:p>1.944762</text:p>
              </table:table-cell>
              <table:table-cell office:value-type="float" office:value="0.897225">
                <text:p>0.897225</text:p>
              </table:table-cell>
              <table:table-cell office:value-type="float" office:value="1.015245">
                <text:p>1.015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2869">
                <text:p>0.952869</text:p>
              </table:table-cell>
              <table:table-cell office:value-type="float" office:value="0.961907">
                <text:p>0.96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5087">
                <text:p>0.955087</text:p>
              </table:table-cell>
              <table:table-cell office:value-type="float" office:value="1.944762">
                <text:p>1.944762</text:p>
              </table:table-cell>
              <table:table-cell office:value-type="float" office:value="0.933815">
                <text:p>0.933815</text:p>
              </table:table-cell>
              <table:table-cell office:value-type="float" office:value="1.015245">
                <text:p>1.015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2869">
                <text:p>0.952869</text:p>
              </table:table-cell>
              <table:table-cell office:value-type="float" office:value="0.916191">
                <text:p>0.916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5087">
                <text:p>0.955087</text:p>
              </table:table-cell>
              <table:table-cell office:value-type="float" office:value="1.868576">
                <text:p>1.868576</text:p>
              </table:table-cell>
              <table:table-cell office:value-type="float" office:value="0.933815">
                <text:p>0.9338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5893">
                <text:p>0.955893</text:p>
              </table:table-cell>
              <table:table-cell office:value-type="float" office:value="0.916191">
                <text:p>0.916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553">
                <text:p>0.95553</text:p>
              </table:table-cell>
              <table:table-cell office:value-type="float" office:value="1.868576">
                <text:p>1.868576</text:p>
              </table:table-cell>
              <table:table-cell office:value-type="float" office:value="0.935501">
                <text:p>0.9355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5893">
                <text:p>0.955893</text:p>
              </table:table-cell>
              <table:table-cell office:value-type="float" office:value="0.870476">
                <text:p>0.87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553">
                <text:p>0.95553</text:p>
              </table:table-cell>
              <table:table-cell office:value-type="float" office:value="1.099054">
                <text:p>1.099054</text:p>
              </table:table-cell>
              <table:table-cell office:value-type="float" office:value="0.935501">
                <text:p>0.935501</text:p>
              </table:table-cell>
              <table:table-cell office:value-type="float" office:value="0.992377">
                <text:p>0.99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870476">
                <text:p>0.87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8848">
                <text:p>0.958848</text:p>
              </table:table-cell>
              <table:table-cell office:value-type="float" office:value="1.099054">
                <text:p>1.099054</text:p>
              </table:table-cell>
              <table:table-cell office:value-type="float" office:value="0.936854">
                <text:p>0.936854</text:p>
              </table:table-cell>
              <table:table-cell office:value-type="float" office:value="0.992377">
                <text:p>0.99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8848">
                <text:p>0.958848</text:p>
              </table:table-cell>
              <table:table-cell office:value-type="float" office:value="1">
                <text:p>1</text:p>
              </table:table-cell>
              <table:table-cell office:value-type="float" office:value="0.936854">
                <text:p>0.936854</text:p>
              </table:table-cell>
              <table:table-cell office:value-type="float" office:value="0.984755">
                <text:p>0.98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74629">
                <text:p>0.974629</text:p>
              </table:table-cell>
              <table:table-cell office:value-type="float" office:value="0.984755">
                <text:p>0.98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4629">
                <text:p>0.974629</text:p>
              </table:table-cell>
              <table:table-cell office:value-type="float" office:value="0.977152">
                <text:p>0.97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573">
                <text:p>0.979573</text:p>
              </table:table-cell>
              <table:table-cell office:value-type="float" office:value="0.977152">
                <text:p>0.97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573">
                <text:p>0.979573</text:p>
              </table:table-cell>
              <table:table-cell office:value-type="float" office:value="0.961907">
                <text:p>0.96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2084">
                <text:p>0.982084</text:p>
              </table:table-cell>
              <table:table-cell office:value-type="float" office:value="0.961907">
                <text:p>0.96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2084">
                <text:p>0.982084</text:p>
              </table:table-cell>
              <table:table-cell office:value-type="float" office:value="0.893323">
                <text:p>0.89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475">
                <text:p>0.996475</text:p>
              </table:table-cell>
              <table:table-cell office:value-type="float" office:value="0.893323">
                <text:p>0.89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475">
                <text:p>0.996475</text:p>
              </table:table-cell>
              <table:table-cell office:value-type="float" office:value="0.878099">
                <text:p>0.878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878099">
                <text:p>0.878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.92" chart:maximum="1.04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0">
      <style:chart-properties chart:display-label="true" chart:logarithmic="false" chart:minimum="0.7" chart:maximum="1.4" chart:origin="0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5cm" svg:stroke-color="#666666" draw:fill-color="#66666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-dash="Fine_20_Dashed" svg:stroke-width="0.05cm" svg:stroke-color="#666666" draw:fill-color="#66666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1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1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color="#b3b3b3" draw:fill-color="#b3b3b3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7cm" svg:height="12.624cm" xlink:href="." xlink:type="simple" chart:class="chart:scatter" chart:style-name="ch1">
        <chart:plot-area chart:style-name="ch2" chart:data-source-has-labels="both" svg:x="2.158cm" svg:y="0.252cm" svg:width="20.546cm" svg:height="10.455cm">
          <chartooo:coordinate-region svg:x="3.124cm" svg:y="0.558cm" svg:width="19.077cm" svg:height="9.291cm"/>
          <chart:axis chart:dimension="x" chart:name="primary-x" chart:style-name="ch3" chartooo:axis-type="auto">
            <chart:title svg:x="11.523cm" svg:y="10.959cm" chart:style-name="ch4">
              <text:p>Time</text:p>
            </chart:title>
            <chart:categories table:cell-range-address="local-table.$A$2:.$A$101"/>
          </chart:axis>
          <chart:axis chart:dimension="y" chart:name="primary-y" chart:style-name="ch5">
            <chart:title svg:x="0.451cm" svg:y="8.199cm" chart:style-name="ch6">
              <text:p>Wasted Memory</text:p>
            </chart:title>
          </chart:axis>
          <chart:series chart:style-name="ch7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omain table:cell-range-address="local-table.$D$2:.$D$101"/>
            <chart:data-point chart:repeated="100"/>
          </chart:series>
          <chart:series chart:style-name="ch9" chart:values-cell-range-address="local-table.$G$2:.$G$101" chart:label-cell-address="local-table.$G$1" chart:class="chart:scatter">
            <chart:domain table:cell-range-address="local-table.$F$2:.$F$101"/>
            <chart:data-point chart:repeated="100"/>
          </chart:series>
          <chart:series chart:style-name="ch10" chart:values-cell-range-address="local-table.$I$2:.$I$101" chart:label-cell-address="local-table.$I$1" chart:class="chart:scatter">
            <chart:domain table:cell-range-address="local-table.$H$2:.$H$101"/>
            <chart:data-point chart:repeated="100"/>
          </chart:series>
          <chart:series chart:style-name="ch11" chart:values-cell-range-address="local-table.$K$2:.$K$101" chart:label-cell-address="local-table.$K$1" chart:class="chart:scatter">
            <chart:domain table:cell-range-address="local-table.$J$2:.$J$101"/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st ShaRand</text:p>
              </table:table-cell>
              <table:table-cell office:value-type="string">
                <text:p/>
              </table:table-cell>
              <table:table-cell office:value-type="string">
                <text:p>Best ShaNSGA</text:p>
              </table:table-cell>
              <table:table-cell office:value-type="string">
                <text:p/>
              </table:table-cell>
              <table:table-cell office:value-type="string">
                <text:p>Best AllRand</text:p>
              </table:table-cell>
              <table:table-cell office:value-type="string">
                <text:p/>
              </table:table-cell>
              <table:table-cell office:value-type="string">
                <text:p>Best AllNSGA</text:p>
              </table:table-cell>
              <table:table-cell office:value-type="string"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8444">
                <text:p>0.968444</text:p>
              </table:table-cell>
              <table:table-cell office:value-type="float" office:value="10">
                <text:p>10</text:p>
              </table:table-cell>
              <table:table-cell office:value-type="float" office:value="0.932661">
                <text:p>0.932661</text:p>
              </table:table-cell>
              <table:table-cell office:value-type="float" office:value="10">
                <text:p>10</text:p>
              </table:table-cell>
              <table:table-cell office:value-type="float" office:value="0.956132">
                <text:p>0.956132</text:p>
              </table:table-cell>
              <table:table-cell office:value-type="float" office:value="10">
                <text:p>10</text:p>
              </table:table-cell>
              <table:table-cell office:value-type="float" office:value="0.955617">
                <text:p>0.95561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8444">
                <text:p>0.968444</text:p>
              </table:table-cell>
              <table:table-cell office:value-type="float" office:value="1.02485">
                <text:p>1.02485</text:p>
              </table:table-cell>
              <table:table-cell office:value-type="float" office:value="0.932661">
                <text:p>0.932661</text:p>
              </table:table-cell>
              <table:table-cell office:value-type="float" office:value="0.883285">
                <text:p>0.883285</text:p>
              </table:table-cell>
              <table:table-cell office:value-type="float" office:value="0.956132">
                <text:p>0.956132</text:p>
              </table:table-cell>
              <table:table-cell office:value-type="float" office:value="1.331535">
                <text:p>1.331535</text:p>
              </table:table-cell>
              <table:table-cell office:value-type="float" office:value="0.955617">
                <text:p>0.955617</text:p>
              </table:table-cell>
              <table:table-cell office:value-type="float" office:value="0.928357">
                <text:p>0.9283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023">
                <text:p>0.97023</text:p>
              </table:table-cell>
              <table:table-cell office:value-type="float" office:value="1.02485">
                <text:p>1.02485</text:p>
              </table:table-cell>
              <table:table-cell office:value-type="float" office:value="0.938402">
                <text:p>0.938402</text:p>
              </table:table-cell>
              <table:table-cell office:value-type="float" office:value="0.883285">
                <text:p>0.883285</text:p>
              </table:table-cell>
              <table:table-cell office:value-type="float" office:value="0.958976">
                <text:p>0.958976</text:p>
              </table:table-cell>
              <table:table-cell office:value-type="float" office:value="1.331535">
                <text:p>1.331535</text:p>
              </table:table-cell>
              <table:table-cell office:value-type="float" office:value="0.96609">
                <text:p>0.96609</text:p>
              </table:table-cell>
              <table:table-cell office:value-type="float" office:value="0.928357">
                <text:p>0.9283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023">
                <text:p>0.97023</text:p>
              </table:table-cell>
              <table:table-cell office:value-type="float" office:value="0.913032">
                <text:p>0.913032</text:p>
              </table:table-cell>
              <table:table-cell office:value-type="float" office:value="0.938402">
                <text:p>0.938402</text:p>
              </table:table-cell>
              <table:table-cell office:value-type="float" office:value="0.855427">
                <text:p>0.855427</text:p>
              </table:table-cell>
              <table:table-cell office:value-type="float" office:value="0.958976">
                <text:p>0.958976</text:p>
              </table:table-cell>
              <table:table-cell office:value-type="float" office:value="1.287801">
                <text:p>1.287801</text:p>
              </table:table-cell>
              <table:table-cell office:value-type="float" office:value="0.96609">
                <text:p>0.96609</text:p>
              </table:table-cell>
              <table:table-cell office:value-type="float" office:value="0.815085">
                <text:p>0.815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0605">
                <text:p>0.970605</text:p>
              </table:table-cell>
              <table:table-cell office:value-type="float" office:value="0.913032">
                <text:p>0.913032</text:p>
              </table:table-cell>
              <table:table-cell office:value-type="float" office:value="0.970367">
                <text:p>0.970367</text:p>
              </table:table-cell>
              <table:table-cell office:value-type="float" office:value="0.855427">
                <text:p>0.855427</text:p>
              </table:table-cell>
              <table:table-cell office:value-type="float" office:value="0.966252">
                <text:p>0.966252</text:p>
              </table:table-cell>
              <table:table-cell office:value-type="float" office:value="1.287801">
                <text:p>1.287801</text:p>
              </table:table-cell>
              <table:table-cell office:value-type="float" office:value="0.973904">
                <text:p>0.973904</text:p>
              </table:table-cell>
              <table:table-cell office:value-type="float" office:value="0.815085">
                <text:p>0.815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0605">
                <text:p>0.970605</text:p>
              </table:table-cell>
              <table:table-cell office:value-type="float" office:value="0.902863">
                <text:p>0.902863</text:p>
              </table:table-cell>
              <table:table-cell office:value-type="float" office:value="0.970367">
                <text:p>0.970367</text:p>
              </table:table-cell>
              <table:table-cell office:value-type="float" office:value="0.84413">
                <text:p>0.84413</text:p>
              </table:table-cell>
              <table:table-cell office:value-type="float" office:value="0.966252">
                <text:p>0.966252</text:p>
              </table:table-cell>
              <table:table-cell office:value-type="float" office:value="1.282812">
                <text:p>1.282812</text:p>
              </table:table-cell>
              <table:table-cell office:value-type="float" office:value="0.973904">
                <text:p>0.973904</text:p>
              </table:table-cell>
              <table:table-cell office:value-type="float" office:value="0.797011">
                <text:p>0.797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4428">
                <text:p>0.974428</text:p>
              </table:table-cell>
              <table:table-cell office:value-type="float" office:value="0.902863">
                <text:p>0.902863</text:p>
              </table:table-cell>
              <table:table-cell office:value-type="float" office:value="2">
                <text:p>2</text:p>
              </table:table-cell>
              <table:table-cell office:value-type="float" office:value="0.84413">
                <text:p>0.84413</text:p>
              </table:table-cell>
              <table:table-cell office:value-type="float" office:value="0.966912">
                <text:p>0.966912</text:p>
              </table:table-cell>
              <table:table-cell office:value-type="float" office:value="1.282812">
                <text:p>1.282812</text:p>
              </table:table-cell>
              <table:table-cell office:value-type="float" office:value="0.97694">
                <text:p>0.97694</text:p>
              </table:table-cell>
              <table:table-cell office:value-type="float" office:value="0.797011">
                <text:p>0.797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4428">
                <text:p>0.974428</text:p>
              </table:table-cell>
              <table:table-cell office:value-type="float" office:value="0.855427">
                <text:p>0.855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6912">
                <text:p>0.966912</text:p>
              </table:table-cell>
              <table:table-cell office:value-type="float" office:value="1.269301">
                <text:p>1.269301</text:p>
              </table:table-cell>
              <table:table-cell office:value-type="float" office:value="0.97694">
                <text:p>0.97694</text:p>
              </table:table-cell>
              <table:table-cell office:value-type="float" office:value="0.790535">
                <text:p>0.79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5813">
                <text:p>0.975813</text:p>
              </table:table-cell>
              <table:table-cell office:value-type="float" office:value="0.855427">
                <text:p>0.855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8656">
                <text:p>0.968656</text:p>
              </table:table-cell>
              <table:table-cell office:value-type="float" office:value="1.269301">
                <text:p>1.269301</text:p>
              </table:table-cell>
              <table:table-cell office:value-type="float" office:value="2">
                <text:p>2</text:p>
              </table:table-cell>
              <table:table-cell office:value-type="float" office:value="0.790535">
                <text:p>0.79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5813">
                <text:p>0.975813</text:p>
              </table:table-cell>
              <table:table-cell office:value-type="float" office:value="0.849778">
                <text:p>0.849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8656">
                <text:p>0.968656</text:p>
              </table:table-cell>
              <table:table-cell office:value-type="float" office:value="1.106312">
                <text:p>1.10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4488">
                <text:p>0.984488</text:p>
              </table:table-cell>
              <table:table-cell office:value-type="float" office:value="0.849778">
                <text:p>0.849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9565">
                <text:p>0.969565</text:p>
              </table:table-cell>
              <table:table-cell office:value-type="float" office:value="1.106312">
                <text:p>1.10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4488">
                <text:p>0.984488</text:p>
              </table:table-cell>
              <table:table-cell office:value-type="float" office:value="0.84413">
                <text:p>0.8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9565">
                <text:p>0.969565</text:p>
              </table:table-cell>
              <table:table-cell office:value-type="float" office:value="1.0834">
                <text:p>1.0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84413">
                <text:p>0.8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2821">
                <text:p>0.972821</text:p>
              </table:table-cell>
              <table:table-cell office:value-type="float" office:value="1.0834">
                <text:p>1.0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2821">
                <text:p>0.972821</text:p>
              </table:table-cell>
              <table:table-cell office:value-type="float" office:value="1.078695">
                <text:p>1.078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2901">
                <text:p>0.972901</text:p>
              </table:table-cell>
              <table:table-cell office:value-type="float" office:value="1.078695">
                <text:p>1.078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2901">
                <text:p>0.972901</text:p>
              </table:table-cell>
              <table:table-cell office:value-type="float" office:value="0.982202">
                <text:p>0.98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3207">
                <text:p>0.973207</text:p>
              </table:table-cell>
              <table:table-cell office:value-type="float" office:value="0.982202">
                <text:p>0.98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3207">
                <text:p>0.973207</text:p>
              </table:table-cell>
              <table:table-cell office:value-type="float" office:value="0.921605">
                <text:p>0.92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56">
                <text:p>0.97956</text:p>
              </table:table-cell>
              <table:table-cell office:value-type="float" office:value="0.921605">
                <text:p>0.92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56">
                <text:p>0.97956</text:p>
              </table:table-cell>
              <table:table-cell office:value-type="float" office:value="0.881046">
                <text:p>0.88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4949">
                <text:p>0.984949</text:p>
              </table:table-cell>
              <table:table-cell office:value-type="float" office:value="0.881046">
                <text:p>0.88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4949">
                <text:p>0.984949</text:p>
              </table:table-cell>
              <table:table-cell office:value-type="float" office:value="0.838431">
                <text:p>0.83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838431">
                <text:p>0.83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.96" chart:maximum="1.04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0">
      <style:chart-properties chart:display-label="true" chart:logarithmic="false" chart:minimum="0.7" chart:maximum="1.4" chart:origin="0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5cm" svg:stroke-color="#666666" draw:fill-color="#66666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-dash="Fine_20_Dashed" svg:stroke-width="0.05cm" svg:stroke-color="#666666" draw:fill-color="#66666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1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1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color="#b3b3b3" draw:fill-color="#b3b3b3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7cm" svg:height="12.624cm" xlink:href="." xlink:type="simple" chart:class="chart:scatter" chart:style-name="ch1">
        <chart:plot-area chart:style-name="ch2" chart:data-source-has-labels="both" svg:x="2.158cm" svg:y="0.252cm" svg:width="20.546cm" svg:height="10.455cm">
          <chartooo:coordinate-region svg:x="3.123cm" svg:y="0.558cm" svg:width="19.077cm" svg:height="9.291cm"/>
          <chart:axis chart:dimension="x" chart:name="primary-x" chart:style-name="ch3" chartooo:axis-type="auto">
            <chart:title svg:x="11.523cm" svg:y="10.959cm" chart:style-name="ch4">
              <text:p>Time</text:p>
            </chart:title>
            <chart:categories table:cell-range-address="local-table.$A$2:.$A$101"/>
          </chart:axis>
          <chart:axis chart:dimension="y" chart:name="primary-y" chart:style-name="ch5">
            <chart:title svg:x="0.451cm" svg:y="8.199cm" chart:style-name="ch6">
              <text:p>Wasted Memory</text:p>
            </chart:title>
          </chart:axis>
          <chart:series chart:style-name="ch7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omain table:cell-range-address="local-table.$D$2:.$D$101"/>
            <chart:data-point chart:repeated="100"/>
          </chart:series>
          <chart:series chart:style-name="ch9" chart:values-cell-range-address="local-table.$G$2:.$G$101" chart:label-cell-address="local-table.$G$1" chart:class="chart:scatter">
            <chart:domain table:cell-range-address="local-table.$F$2:.$F$101"/>
            <chart:data-point chart:repeated="100"/>
          </chart:series>
          <chart:series chart:style-name="ch10" chart:values-cell-range-address="local-table.$I$2:.$I$101" chart:label-cell-address="local-table.$I$1" chart:class="chart:scatter">
            <chart:domain table:cell-range-address="local-table.$H$2:.$H$101"/>
            <chart:data-point chart:repeated="100"/>
          </chart:series>
          <chart:series chart:style-name="ch11" chart:values-cell-range-address="local-table.$K$2:.$K$101" chart:label-cell-address="local-table.$K$1" chart:class="chart:scatter">
            <chart:domain table:cell-range-address="local-table.$J$2:.$J$101"/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st ShaRand</text:p>
              </table:table-cell>
              <table:table-cell office:value-type="string">
                <text:p/>
              </table:table-cell>
              <table:table-cell office:value-type="string">
                <text:p>Best ShaNSGA</text:p>
              </table:table-cell>
              <table:table-cell office:value-type="string">
                <text:p/>
              </table:table-cell>
              <table:table-cell office:value-type="string">
                <text:p>Best AllRand</text:p>
              </table:table-cell>
              <table:table-cell office:value-type="string">
                <text:p/>
              </table:table-cell>
              <table:table-cell office:value-type="string">
                <text:p>Best AllNSGA</text:p>
              </table:table-cell>
              <table:table-cell office:value-type="string"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5788">
                <text:p>0.985788</text:p>
              </table:table-cell>
              <table:table-cell office:value-type="float" office:value="10">
                <text:p>10</text:p>
              </table:table-cell>
              <table:table-cell office:value-type="float" office:value="0.985955">
                <text:p>0.985955</text:p>
              </table:table-cell>
              <table:table-cell office:value-type="float" office:value="10">
                <text:p>10</text:p>
              </table:table-cell>
              <table:table-cell office:value-type="float" office:value="0.985321">
                <text:p>0.985321</text:p>
              </table:table-cell>
              <table:table-cell office:value-type="float" office:value="10">
                <text:p>10</text:p>
              </table:table-cell>
              <table:table-cell office:value-type="float" office:value="0.984957">
                <text:p>0.98495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5788">
                <text:p>0.985788</text:p>
              </table:table-cell>
              <table:table-cell office:value-type="float" office:value="0.969304">
                <text:p>0.969304</text:p>
              </table:table-cell>
              <table:table-cell office:value-type="float" office:value="0.985955">
                <text:p>0.985955</text:p>
              </table:table-cell>
              <table:table-cell office:value-type="float" office:value="1">
                <text:p>1</text:p>
              </table:table-cell>
              <table:table-cell office:value-type="float" office:value="0.985321">
                <text:p>0.985321</text:p>
              </table:table-cell>
              <table:table-cell office:value-type="float" office:value="4.845077">
                <text:p>4.845077</text:p>
              </table:table-cell>
              <table:table-cell office:value-type="float" office:value="0.984957">
                <text:p>0.984957</text:p>
              </table:table-cell>
              <table:table-cell office:value-type="float" office:value="0.823477">
                <text:p>0.8234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0771">
                <text:p>0.990771</text:p>
              </table:table-cell>
              <table:table-cell office:value-type="float" office:value="0.969304">
                <text:p>0.969304</text:p>
              </table:table-cell>
              <table:table-cell office:value-type="float" office:value="0.986516">
                <text:p>0.986516</text:p>
              </table:table-cell>
              <table:table-cell office:value-type="float" office:value="1">
                <text:p>1</text:p>
              </table:table-cell>
              <table:table-cell office:value-type="float" office:value="0.985603">
                <text:p>0.985603</text:p>
              </table:table-cell>
              <table:table-cell office:value-type="float" office:value="4.845077">
                <text:p>4.845077</text:p>
              </table:table-cell>
              <table:table-cell office:value-type="float" office:value="0.985321">
                <text:p>0.985321</text:p>
              </table:table-cell>
              <table:table-cell office:value-type="float" office:value="0.823477">
                <text:p>0.8234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0771">
                <text:p>0.990771</text:p>
              </table:table-cell>
              <table:table-cell office:value-type="float" office:value="0.938601">
                <text:p>0.938601</text:p>
              </table:table-cell>
              <table:table-cell office:value-type="float" office:value="0.986516">
                <text:p>0.986516</text:p>
              </table:table-cell>
              <table:table-cell office:value-type="float" office:value="0.969304">
                <text:p>0.969304</text:p>
              </table:table-cell>
              <table:table-cell office:value-type="float" office:value="0.985603">
                <text:p>0.985603</text:p>
              </table:table-cell>
              <table:table-cell office:value-type="float" office:value="4.660886">
                <text:p>4.660886</text:p>
              </table:table-cell>
              <table:table-cell office:value-type="float" office:value="0.985321">
                <text:p>0.985321</text:p>
              </table:table-cell>
              <table:table-cell office:value-type="float" office:value="0.815802">
                <text:p>0.815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938601">
                <text:p>0.938601</text:p>
              </table:table-cell>
              <table:table-cell office:value-type="float" office:value="0.990488">
                <text:p>0.990488</text:p>
              </table:table-cell>
              <table:table-cell office:value-type="float" office:value="0.969304">
                <text:p>0.969304</text:p>
              </table:table-cell>
              <table:table-cell office:value-type="float" office:value="0.987073">
                <text:p>0.987073</text:p>
              </table:table-cell>
              <table:table-cell office:value-type="float" office:value="4.660886">
                <text:p>4.660886</text:p>
              </table:table-cell>
              <table:table-cell office:value-type="float" office:value="0.986261">
                <text:p>0.986261</text:p>
              </table:table-cell>
              <table:table-cell office:value-type="float" office:value="0.815802">
                <text:p>0.815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0488">
                <text:p>0.990488</text:p>
              </table:table-cell>
              <table:table-cell office:value-type="float" office:value="0.946276">
                <text:p>0.946276</text:p>
              </table:table-cell>
              <table:table-cell office:value-type="float" office:value="0.987073">
                <text:p>0.987073</text:p>
              </table:table-cell>
              <table:table-cell office:value-type="float" office:value="1.821207">
                <text:p>1.821207</text:p>
              </table:table-cell>
              <table:table-cell office:value-type="float" office:value="0.986261">
                <text:p>0.986261</text:p>
              </table:table-cell>
              <table:table-cell office:value-type="float" office:value="0.808133">
                <text:p>0.808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2029">
                <text:p>0.992029</text:p>
              </table:table-cell>
              <table:table-cell office:value-type="float" office:value="0.946276">
                <text:p>0.946276</text:p>
              </table:table-cell>
              <table:table-cell office:value-type="float" office:value="0.987383">
                <text:p>0.987383</text:p>
              </table:table-cell>
              <table:table-cell office:value-type="float" office:value="1.821207">
                <text:p>1.821207</text:p>
              </table:table-cell>
              <table:table-cell office:value-type="float" office:value="2">
                <text:p>2</text:p>
              </table:table-cell>
              <table:table-cell office:value-type="float" office:value="0.808133">
                <text:p>0.808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2029">
                <text:p>0.992029</text:p>
              </table:table-cell>
              <table:table-cell office:value-type="float" office:value="0.938601">
                <text:p>0.938601</text:p>
              </table:table-cell>
              <table:table-cell office:value-type="float" office:value="0.987383">
                <text:p>0.987383</text:p>
              </table:table-cell>
              <table:table-cell office:value-type="float" office:value="1.59096">
                <text:p>1.5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938601">
                <text:p>0.938601</text:p>
              </table:table-cell>
              <table:table-cell office:value-type="float" office:value="0.987648">
                <text:p>0.987648</text:p>
              </table:table-cell>
              <table:table-cell office:value-type="float" office:value="1.59096">
                <text:p>1.5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7648">
                <text:p>0.987648</text:p>
              </table:table-cell>
              <table:table-cell office:value-type="float" office:value="1.560264">
                <text:p>1.56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8012">
                <text:p>0.988012</text:p>
              </table:table-cell>
              <table:table-cell office:value-type="float" office:value="1.560264">
                <text:p>1.56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8012">
                <text:p>0.988012</text:p>
              </table:table-cell>
              <table:table-cell office:value-type="float" office:value="1.514209">
                <text:p>1.514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8018">
                <text:p>0.988018</text:p>
              </table:table-cell>
              <table:table-cell office:value-type="float" office:value="1.514209">
                <text:p>1.514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8018">
                <text:p>0.988018</text:p>
              </table:table-cell>
              <table:table-cell office:value-type="float" office:value="1.099772">
                <text:p>1.099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1189">
                <text:p>0.991189</text:p>
              </table:table-cell>
              <table:table-cell office:value-type="float" office:value="1.099772">
                <text:p>1.099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1189">
                <text:p>0.991189</text:p>
              </table:table-cell>
              <table:table-cell office:value-type="float" office:value="1.08442">
                <text:p>1.0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52">
                <text:p>0.995552</text:p>
              </table:table-cell>
              <table:table-cell office:value-type="float" office:value="1.08442">
                <text:p>1.0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52">
                <text:p>0.9955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